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3f15" officeooo:paragraph-rsid="00093f15"/>
    </style:style>
    <style:style style:name="P2" style:family="paragraph" style:parent-style-name="Standard">
      <style:text-properties officeooo:rsid="000b08b9" officeooo:paragraph-rsid="000b08b9"/>
    </style:style>
    <style:style style:name="P3" style:family="paragraph" style:parent-style-name="Standard">
      <style:text-properties officeooo:rsid="000b6f9a" officeooo:paragraph-rsid="000b6f9a"/>
    </style:style>
    <style:style style:name="P4" style:family="paragraph" style:parent-style-name="Standard">
      <style:text-properties officeooo:rsid="000b6f9a" officeooo:paragraph-rsid="000e60ae"/>
    </style:style>
    <style:style style:name="P5" style:family="paragraph" style:parent-style-name="Standard">
      <style:text-properties officeooo:rsid="000cde18" officeooo:paragraph-rsid="000cde18"/>
    </style:style>
    <style:style style:name="P6" style:family="paragraph" style:parent-style-name="Standard">
      <style:text-properties officeooo:rsid="000fecbf" officeooo:paragraph-rsid="000fecbf"/>
    </style:style>
    <style:style style:name="P7" style:family="paragraph" style:parent-style-name="Standard">
      <style:text-properties officeooo:rsid="0016069f" officeooo:paragraph-rsid="0016069f"/>
    </style:style>
    <style:style style:name="T1" style:family="text">
      <style:text-properties officeooo:rsid="000975cf"/>
    </style:style>
    <style:style style:name="T2" style:family="text">
      <style:text-properties officeooo:rsid="000b0070"/>
    </style:style>
    <style:style style:name="T3" style:family="text">
      <style:text-properties officeooo:rsid="000b6f9a"/>
    </style:style>
    <style:style style:name="T4" style:family="text">
      <style:text-properties officeooo:rsid="000c0231"/>
    </style:style>
    <style:style style:name="T5" style:family="text">
      <style:text-properties officeooo:rsid="000cde18"/>
    </style:style>
    <style:style style:name="T6" style:family="text">
      <style:text-properties officeooo:rsid="000e60ae"/>
    </style:style>
    <style:style style:name="T7" style:family="text">
      <style:text-properties officeooo:rsid="000fe094"/>
    </style:style>
    <style:style style:name="T8" style:family="text">
      <style:text-properties officeooo:rsid="0010ea55"/>
    </style:style>
    <style:style style:name="T9" style:family="text">
      <style:text-properties officeooo:rsid="00124015"/>
    </style:style>
    <style:style style:name="T10" style:family="text">
      <style:text-properties officeooo:rsid="00141d36"/>
    </style:style>
    <style:style style:name="T11" style:family="text">
      <style:text-properties officeooo:rsid="001722b7"/>
    </style:style>
    <style:style style:name="T12" style:family="text">
      <style:text-properties officeooo:rsid="0017ae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1 </text:p>
      <text:p text:style-name="P1"/>
      <text:p text:style-name="P1">linguagem funcional no python </text:p>
      <text:p text:style-name="P1">-<text:span text:style-name="T1">baseia-se em funções, geralmente com recursividade </text:span></text:p>
      <text:p text:style-name="P1">-<text:span text:style-name="T1">dados imutáveis, ou seja, uma variável uma vez declarada, não altera seu valor </text:span></text:p>
      <text:p text:style-name="P1">-<text:span text:style-name="T2">não são utilizados loops, mas sim, composição de funções e recursividade </text:span></text:p>
      <text:p text:style-name="P1"/>
      <text:p text:style-name="P2">relação entre funções puras e dados imutáveis </text:p>
      <text:p text:style-name="P2">-<text:span text:style-name="T3">funções puras: </text:span></text:p>
      <text:p text:style-name="P3"><text:tab/>são funções que dependem apenas do parâmetro que lhes é passado, o resultado da ação <text:tab/>dessas funções, dependerá apenas do parâmetro</text:p>
      <text:p text:style-name="P3">-<text:span text:style-name="T4">dados imutáveis </text:span></text:p>
      <text:p text:style-name="P3"><text:tab/><text:span text:style-name="T4">são dados que não podem e devem ser alterados após a sua criação, </text:span><text:span text:style-name="T5">seja variável, listas etc.. </text:span></text:p>
      <text:p text:style-name="P3"><text:tab/><text:span text:style-name="T5">uma alternativa usada, quando deseja alterar o valor de uma lista dentro de uma função, e ao <text:tab/>mesmo tempo, manter o valor original da lista externamente, é antes de alterar, criar uma <text:tab/>cópia da lista, e trabalhar com alterações nestas cópias, preservando o valor da original</text:span></text:p>
      <text:p text:style-name="P5"/>
      <text:p text:style-name="P4">-<text:span text:style-name="T6">efeitos indesejáveis </text:span></text:p>
      <text:p text:style-name="P4">-<text:span text:style-name="T6">efeito colateral e estado da aplicação </text:span></text:p>
      <text:p text:style-name="P4"><text:tab/><text:span text:style-name="T7">traz sentido o fato de paradigma funcional usar apenas funções que dependam do valor de <text:tab/>entrada do parâmetro para realizar ações, e, quando for necessário trabalhar com valor de <text:tab/>uma variável ou lista externa, cria-se uma cópia antes</text:span> </text:p>
      <text:p text:style-name="P4"/>
      <text:p text:style-name="P6">outros tipos de função </text:p>
      <text:p text:style-name="P6">-funções de ordem superior </text:p>
      <text:p text:style-name="P6"><text:tab/><text:span text:style-name="T8">são funções dentro de outras funções </text:span></text:p>
      <text:p text:style-name="P6"/>
      <text:p text:style-name="P6">-<text:span text:style-name="T8">funções lambda </text:span></text:p>
      <text:p text:style-name="P6"><text:tab/><text:span text:style-name="T9">são funções anônimas, sem identificador. </text:span></text:p>
      <text:p text:style-name="P6"><text:tab/><text:span text:style-name="T9">Usa a palavra reservada lambda no começo </text:span></text:p>
      <text:p text:style-name="P6"><text:tab/><text:span text:style-name="T10">essas funções sempre retornam o valor da expressão automaticamente, não sendo necessário <text:s text:c="89"/><text:tab/><text:tab/>o uso de return </text:span></text:p>
      <text:p text:style-name="P6"/>
      <text:p text:style-name="P7">boas práticas de programação <text:span text:style-name="T11">(funcional)</text:span></text:p>
      <text:p text:style-name="P7">-não utilizar loops </text:p>
      <text:p text:style-name="P7"><text:tab/><text:span text:style-name="T12">os loops são substituídos por funções internas como map e filter </text:span></text:p>
      <text:p text:style-name="P7"/>
      <text:p text:style-name="P7"/>
      <text:p text:style-name="P7"><text:tab/></text:p>
      <text:p text:style-name="P6"/>
      <text:p text:style-name="P6"/>
      <text:p text:style-name="P4"/>
      <text:p text:style-name="P4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1T13:45:09.112000000</meta:creation-date>
    <dc:date>2024-02-21T15:08:04.900000000</dc:date>
    <meta:editing-duration>PT1H22M47S</meta:editing-duration>
    <meta:editing-cycles>17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25" meta:word-count="240" meta:character-count="1636" meta:non-whitespace-character-count="1293"/>
  </office:meta>
</office:document-meta>
</file>